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2218" officeooo:paragraph-rsid="00182218"/>
    </style:style>
    <style:style style:name="P2" style:family="paragraph" style:parent-style-name="Standard">
      <style:paragraph-properties fo:text-align="center" style:justify-single-word="false"/>
      <style:text-properties fo:font-size="20pt" officeooo:rsid="00182218" officeooo:paragraph-rsid="00182218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82218" officeooo:paragraph-rsid="00182218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a52c2" officeooo:paragraph-rsid="001a52c2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officeooo:rsid="001a52c2" officeooo:paragraph-rsid="001a52c2" fo:background-color="transparen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1a52c2" officeooo:paragraph-rsid="001a52c2" fo:background-color="transparent" style:font-size-asian="14pt" style:font-size-complex="14pt"/>
    </style:style>
    <style:style style:name="P7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fo:background-color="transparen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officeooo:rsid="00182218" officeooo:paragraph-rsid="00182218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officeooo:rsid="001894c4" officeooo:paragraph-rsid="001894c4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1894c4" officeooo:paragraph-rsid="001894c4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1a52c2" officeooo:paragraph-rsid="001a52c2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LOS DE CAIXA - HTML/CSS</text:p>
      <text:p text:style-name="P1"/>
      <text:p text:style-name="P3"/>
      <text:p text:style-name="P8">height = altura</text:p>
      <text:p text:style-name="P8">width = largura</text:p>
      <text:p text:style-name="P8">border = borda</text:p>
      <text:p text:style-name="P8">Padding = acolchoamento, preenchimento, espaço interno</text:p>
      <text:p text:style-name="P8">margin = espaço externo, margem</text:p>
      <text:p text:style-name="P8">outline = contorno, traçado, se colocado fica sobreposta a borda</text:p>
      <text:p text:style-name="P8"/>
      <text:p text:style-name="P8"/>
      <text:p text:style-name="P10">Tipos de caixa</text:p>
      <text:p text:style-name="P9"/>
      <text:p text:style-name="P9">1) box-level: as caixas sempre se iniciam em uma linha nova, preenchem completamente a largura.</text:p>
      <text:p text:style-name="P9">Exemplos: div, h1, h2, h3, …, p, main, header, nav, article, aside, footer, form, video</text:p>
      <text:p text:style-name="P9"/>
      <text:p text:style-name="P9">2) inline-level: as caixas continuam na mesma linha, não faz a quebra e não ocupa a largura inteira, somente o que necessita.</text:p>
      <text:p text:style-name="P9">Exemplo: span, a, code, small, strong, em, sup, sub, label button, input, select</text:p>
      <text:p text:style-name="P9"/>
      <text:p text:style-name="P11">Uso do display</text:p>
      <text:p text:style-name="P5"/>
      <text:p text:style-name="P6">Podemos mudar o tipo da caixa colocando as seguintes opções:</text:p>
      <text:p text:style-name="P7">- display: inline (Transforma a caixa box-level em inline-level)</text:p>
      <text:p text:style-name="P7">- display: block (Transforma a caixa inline-level em box-level)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4:52:32.974004037</meta:creation-date>
    <dc:date>2024-01-31T17:23:16.345942088</dc:date>
    <meta:editing-duration>PT2H20M3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34" meta:character-count="822" meta:non-whitespace-character-count="704"/>
  </office:meta>
</office:document-meta>
</file>